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3186" officeooo:paragraph-rsid="001f3186"/>
    </style:style>
    <style:style style:name="P2" style:family="paragraph" style:parent-style-name="Standard" style:list-style-name="L1">
      <style:text-properties officeooo:paragraph-rsid="001d3b74"/>
    </style:style>
    <style:style style:name="P3" style:family="paragraph" style:parent-style-name="Standard" style:list-style-name="L1">
      <style:text-properties officeooo:paragraph-rsid="001c41e8"/>
    </style:style>
    <style:style style:name="P4" style:family="paragraph" style:parent-style-name="Standard">
      <style:text-properties style:font-name="sans-serif" fo:font-size="12pt" fo:font-weight="normal" officeooo:rsid="001c41e8" officeooo:paragraph-rsid="001c41e8" style:font-weight-asian="normal" style:font-weight-complex="normal"/>
    </style:style>
    <style:style style:name="P5" style:family="paragraph" style:parent-style-name="Standard">
      <style:text-properties style:font-name="sans-serif" fo:font-size="12pt" fo:font-weight="normal" officeooo:rsid="001c41e8" officeooo:paragraph-rsid="001d3b74" style:font-weight-asian="normal" style:font-weight-complex="normal"/>
    </style:style>
    <style:style style:name="P6" style:family="paragraph" style:parent-style-name="Standard">
      <style:text-properties style:font-name="sans-serif" fo:font-size="12pt" fo:font-weight="normal" officeooo:rsid="001c41e8" officeooo:paragraph-rsid="00215057" style:font-weight-asian="normal" style:font-weight-complex="normal"/>
    </style:style>
    <style:style style:name="P7" style:family="paragraph" style:parent-style-name="Standard" style:list-style-name="L2">
      <style:text-properties style:font-name="sans-serif" fo:font-size="12pt" fo:font-weight="normal" officeooo:rsid="001f3186" officeooo:paragraph-rsid="001f3186" style:font-weight-asian="normal" style:font-weight-complex="normal"/>
    </style:style>
    <style:style style:name="P8" style:family="paragraph" style:parent-style-name="Standard">
      <style:text-properties style:font-name="sans-serif" fo:font-size="12pt" fo:font-weight="normal" officeooo:rsid="001f3186" officeooo:paragraph-rsid="001f3186" style:font-weight-asian="normal" style:font-weight-complex="normal"/>
    </style:style>
    <style:style style:name="P9" style:family="paragraph" style:parent-style-name="Standard">
      <style:text-properties style:font-name="sans-serif" fo:font-size="12pt" fo:font-weight="normal" officeooo:rsid="001fed7c" officeooo:paragraph-rsid="001fed7c" style:font-weight-asian="normal" style:font-weight-complex="normal"/>
    </style:style>
    <style:style style:name="P10" style:family="paragraph" style:parent-style-name="Standard" style:list-style-name="L3">
      <style:text-properties style:font-name="sans-serif" fo:font-size="12pt" fo:font-weight="normal" officeooo:rsid="001fed7c" officeooo:paragraph-rsid="001fed7c" style:font-weight-asian="normal" style:font-weight-complex="normal"/>
    </style:style>
    <style:style style:name="P11" style:family="paragraph" style:parent-style-name="Standard">
      <style:text-properties style:font-name="sans-serif" fo:font-size="12pt" fo:font-weight="normal" officeooo:rsid="00215057" officeooo:paragraph-rsid="00215057" style:font-weight-asian="normal" style:font-weight-complex="normal"/>
    </style:style>
    <style:style style:name="P12" style:family="paragraph" style:parent-style-name="Standard">
      <style:text-properties fo:font-weight="normal" officeooo:rsid="00215057" officeooo:paragraph-rsid="00215057" style:font-weight-asian="normal" style:font-weight-complex="normal"/>
    </style:style>
    <style:style style:name="P13" style:family="paragraph" style:parent-style-name="Standard" style:list-style-name="L4">
      <style:text-properties fo:font-weight="normal" officeooo:rsid="00215057" officeooo:paragraph-rsid="00215057" style:font-weight-asian="normal" style:font-weight-complex="normal"/>
    </style:style>
    <style:style style:name="T1" style:family="text">
      <style:text-properties style:font-name="sans-serif" fo:font-size="12pt"/>
    </style:style>
    <style:style style:name="T2" style:family="text">
      <style:text-properties style:font-name="sans-serif" fo:font-size="12pt" fo:font-weight="normal" style:font-weight-asian="normal" style:font-weight-complex="normal"/>
    </style:style>
    <style:style style:name="T3" style:family="text">
      <style:text-properties style:font-name="sans-serif" fo:font-size="12pt" fo:font-weight="normal" officeooo:rsid="001c41e8" style:font-weight-asian="normal" style:font-weight-complex="normal"/>
    </style:style>
    <style:style style:name="T4" style:family="text">
      <style:text-properties style:font-name="sans-serif" fo:font-size="12pt" fo:font-weight="normal" officeooo:rsid="001d3b74" style:font-weight-asian="normal" style:font-weight-complex="normal"/>
    </style:style>
    <style:style style:name="T5" style:family="text">
      <style:text-properties style:font-name="sans-serif" fo:font-size="12pt" fo:font-weight="bold" officeooo:rsid="001c41e8" style:font-weight-asian="bold" style:font-weight-complex="bold"/>
    </style:style>
    <style:style style:name="T6" style:family="text">
      <style:text-properties style:font-name="sans-serif" fo:font-size="12pt" fo:font-weight="bold" officeooo:rsid="001d3b74" style:font-weight-asian="bold" style:font-weight-complex="bold"/>
    </style:style>
    <style:style style:name="T7" style:family="text">
      <style:text-properties style:font-name="sans-serif" fo:font-size="12pt" officeooo:rsid="001d3b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7">R</text:span><text:span text:style-name="T1">éforme : 13 spécialités ; sciences informatiques s’inscrit dans évolution des métiers ← + de 80 % des emplois de 2030 n’existent pas encore (pôle emploi)</text:span></text:p>
      <text:p text:style-name="P12"><text:span text:style-name="T1"/></text:p>
      <text:p text:style-name="P12"><text:span text:style-name="T1">En NSI :</text:span></text:p>
      <text:list xml:id="list1974601194" text:style-name="L4">
        <text:list-item>
          <text:p text:style-name="P13"><text:span text:style-name="T1">un langage de programmation : Python ; très utilisé dans nombreux domaines (sciences, chez EDF…)</text:span></text:p>
        </text:list-item>
        <text:list-item>
          <text:p text:style-name="P13"><text:span text:style-name="T1">algorithmique (comment fonctionne google maps?)</text:span></text:p>
        </text:list-item>
        <text:list-item>
          <text:p text:style-name="P13"><text:span text:style-name="T1">architecture : comment fonctionne un ordinateur ?</text:span></text:p>
        </text:list-item>
        <text:list-item>
          <text:p text:style-name="P13"><text:span text:style-name="T1">Apprentissage par projets : utilisation des notions apprises pour produire des programmes, des jeux : les 1ere viennent de commencer un premier jeu au choix (morpion, démineur, tout éteint)</text:span></text:p>
        </text:list-item>
        <text:list-item>
          <text:p text:style-name="P13"><text:span text:style-name="T1">labyrinthe du fantôme : un projet des terminales de l’année dernière ; le labyrinthe est différent à chaque fois ; le fantôme est contrôlé par l’ordinateur</text:span></text:p>
        </text:list-item>
      </text:list>
      <text:p text:style-name="P12"><text:span text:style-name="T1"/></text:p>
      <text:p text:style-name="P12"><text:span text:style-name="T1">Poursuites d’études pour tous les niveaux :</text:span></text:p>
      <text:list xml:id="list2615384164" text:style-name="L1">
        <text:list-item>
          <text:p text:style-name="P2"><text:span text:style-name="T6">BTS → </text:span><text:span text:style-name="T5">Technicien réseau :</text:span><text:span text:style-name="T3"> </text:span><text:span text:style-name="T4">prévenir les dysfonctionnements d'un ou plusieurs réseaux</text:span></text:p>
        </text:list-item>
        <text:list-item>
          <text:p text:style-name="P3"><text:span text:style-name="T6">BUT → </text:span><text:span text:style-name="T5">Développeur :</text:span><text:span text:style-name="T3"> </text:span><text:span text:style-name="T2">conçoit ou améliore des programmes</text:span><text:span text:style-name="T3"> (en fonction cahier des charges du client)</text:span></text:p>
        </text:list-item>
        <text:list-item>
          <text:p text:style-name="P2"><text:span text:style-name="T6">BUT → </text:span><text:span text:style-name="T5">Analyste de logiciels :</text:span><text:span text:style-name="T3"> consiste à vérifier et à valider un logiciel</text:span></text:p>
        </text:list-item>
        <text:list-item>
          <text:p text:style-name="P2"><text:span text:style-name="T6">Master → </text:span><text:span text:style-name="T5">Développeur blockchain :</text:span><text:span text:style-name="T3"> La blockchain est une technologie récente qui permet à ses utilisateurs de stocker et de transmettre des informations de manière totalement sécurisée, et ce sans intermédiaire</text:span></text:p>
        </text:list-item>
        <text:list-item>
          <text:p text:style-name="P3"><text:span text:style-name="T6">Ingénieur → </text:span><text:span text:style-name="T5">Chef de projet :</text:span><text:span text:style-name="T3"> </text:span><text:span text:style-name="T2">Avec son équipe, </text:span><text:span text:style-name="T3">a</text:span><text:span text:style-name="T2"> pour mission d'intégrer un progiciel (ensemble de pro-grammes pour une même application) ou de dévelop-per une solution spécifique adaptée à la demande d'un clien</text:span><text:span text:style-name="T3">t. Il doit assurer la gestion du projet en respectant les coûts, veiller au respect du planning, des délais, du cahier des charges et des contraintes techniques</text:span></text:p>
        </text:list-item>
        <text:list-item>
          <text:p text:style-name="P3"><text:span text:style-name="T6">Ingénieur → </text:span><text:span text:style-name="T5">Administrateur de base de données :</text:span><text:span text:style-name="T3"> </text:span><text:span text:style-name="T2">organiser et gérer en toute fiabilité les systèmes de gestion des données de l'entreprise</text:span></text:p>
        </text:list-item>
        <text:list-item>
          <text:p text:style-name="P3"><text:span text:style-name="T6">Ingénieur → </text:span><text:span text:style-name="T5">Expert en sécurité :</text:span><text:span text:style-name="T3"> </text:span><text:span text:style-name="T2">protège les données d'une entreprise</text:span></text:p>
        </text:list-item>
      </text:list>
      <text:p text:style-name="P4"/>
      <text:p text:style-name="P11">Secteur dynamique : Malgré la crise sanitaire, 2 entreprises sur 3 ont stabilisé ou augmenté leur effectif en 2020. L’ensemble du secteur, à l’exception de la sécurité informatique, a connu un ralentissement des offres d’emploi.</text:p>
      <text:p text:style-name="P6">Le secteur reste néanmoins en tête des opportunités d’emploi de cadres, selon l’Apec. De plus, la Dares prévoit 190000 recrutements sur des postes de développeur web, spécialiste cybersécurité, community manager, data analyst, data scientist.</text:p>
      <text:p text:style-name="P6"/>
      <text:p text:style-name="P1"><text:span text:style-name="T3">A</text:span><text:span text:style-name="T2">ugmentation des recrutements :</text:span></text:p>
      <text:list xml:id="list2175531853" text:style-name="L2">
        <text:list-item>
          <text:p text:style-name="P7">architecture : multivers</text:p>
        </text:list-item>
        <text:list-item>
          <text:p text:style-name="P7">big data : intelligence artificielle</text:p>
        </text:list-item>
        <text:list-item>
          <text:p text:style-name="P7">sécurité : augmentation des attaques</text:p>
        </text:list-item>
      </text:list>
      <text:p text:style-name="P8"/>
      <text:p text:style-name="P9">Métiers du web :</text:p>
      <text:list xml:id="list2733755778" text:style-name="L3">
        <text:list-item>
          <text:p text:style-name="P10">développeur web, mobile</text:p>
        </text:list-item>
        <text:list-item>
          <text:p text:style-name="P10">UX designer (optimiser expérience utilisateur)</text:p>
        </text:list-item>
        <text:list-item>
          <text:p text:style-name="P10"><text:soft-page-break/>community manager (stratégie visibilité de l’entreprise sur le web)</text:p>
        </text:list-item>
      </text:list>
      <text:p text:style-name="P9"/>
      <text:p text:style-name="P11">Data analyst : manipulation données massives (réseaux sociaux par exemple)</text:p>
      <text:p text:style-name="P11"/>
      <text:p text:style-name="P11">Sécurité : pentester (consiste à tester sécurité d’un site web, du réseau d’une entreprise = white hat)</text:p>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1T11:45:16.842713488</meta:creation-date>
    <dc:date>2021-12-12T23:07:59.907935998</dc:date>
    <meta:editing-duration>PT29M24S</meta:editing-duration>
    <meta:editing-cycles>4</meta:editing-cycles>
    <meta:generator>LibreOffice/6.1.5.2$Linux_X86_64 LibreOffice_project/10$Build-2</meta:generator>
    <meta:document-statistic meta:table-count="0" meta:image-count="0" meta:object-count="0" meta:page-count="2" meta:paragraph-count="27" meta:word-count="436" meta:character-count="2724" meta:non-whitespace-character-count="2333"/>
  </office:meta>
</office:document-meta>
</file>